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0b6eb8" officeooo:paragraph-rsid="000b6eb8"/>
    </style:style>
    <style:style style:name="P2" style:family="paragraph" style:parent-style-name="Standard">
      <style:paragraph-properties fo:text-align="justify" style:justify-single-word="false"/>
      <style:text-properties officeooo:rsid="000b6eb8" officeooo:paragraph-rsid="000c81c7"/>
    </style:style>
    <style:style style:name="P3" style:family="paragraph" style:parent-style-name="Standard">
      <style:paragraph-properties fo:text-align="justify" style:justify-single-word="false"/>
      <style:text-properties officeooo:rsid="000b6eb8" officeooo:paragraph-rsid="000d5ea4"/>
    </style:style>
    <style:style style:name="P4" style:family="paragraph" style:parent-style-name="Standard">
      <style:paragraph-properties fo:text-align="justify" style:justify-single-word="false"/>
      <style:text-properties officeooo:rsid="000b6eb8" officeooo:paragraph-rsid="000e8822"/>
    </style:style>
    <style:style style:name="P5" style:family="paragraph" style:parent-style-name="Title">
      <style:paragraph-properties fo:text-align="center" style:justify-single-word="false"/>
      <style:text-properties officeooo:paragraph-rsid="000d322c"/>
    </style:style>
    <style:style style:name="P6" style:family="paragraph" style:parent-style-name="Heading_20_1">
      <style:paragraph-properties fo:text-align="justify" style:justify-single-word="false"/>
    </style:style>
    <style:style style:name="P7" style:family="paragraph" style:parent-style-name="Heading_20_1">
      <style:paragraph-properties fo:text-align="justify" style:justify-single-word="false" fo:break-before="page"/>
    </style:style>
    <style:style style:name="T1" style:family="text">
      <style:text-properties officeooo:rsid="000c81c7"/>
    </style:style>
    <style:style style:name="T2" style:family="text">
      <style:text-properties officeooo:rsid="000d322c"/>
    </style:style>
    <style:style style:name="T3" style:family="text">
      <style:text-properties officeooo:rsid="000d5ea4"/>
    </style:style>
    <style:style style:name="T4" style:family="text">
      <style:text-properties officeooo:rsid="000e8822"/>
    </style:style>
    <style:style style:name="T5" style:family="text">
      <style:text-properties officeooo:rsid="000e8822" fo:background-color="#ff6600" loext:char-shading-value="0"/>
    </style:style>
    <style:style style:name="T6" style:family="text">
      <style:text-properties officeooo:rsid="0010e946" fo:background-color="#ff6600" loext:char-shading-value="0"/>
    </style:style>
    <style:style style:name="T7" style:family="text">
      <style:text-properties officeooo:rsid="000f69ac"/>
    </style:style>
    <style:style style:name="T8" style:family="text">
      <style:text-properties officeooo:rsid="000e8822" fo:background-color="transparent" loext:char-shading-value="0"/>
    </style:style>
    <style:style style:name="T9" style:family="text">
      <style:text-properties officeooo:rsid="000f69ac" fo:background-color="transparent" loext:char-shading-value="0"/>
    </style:style>
    <style:style style:name="T10" style:family="text">
      <style:text-properties officeooo:rsid="0010e9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Pi-Injector</text:span></text:p>
      <text:p text:style-name="P5">Manuel d'utilisation</text:p>
      <text:p text:style-name="P1"/>
      <text:p text:style-name="P1"/>
      <text:h text:style-name="P6" text:outline-level="1">Configuration</text:h>
      <text:p text:style-name="P3"><text:tab/><text:span text:style-name="T2">L'</text:span>application <text:span text:style-name="T2">Pi-Injector</text:span> permet de lancer des tests de charges configurables sur des serveurs afin de pouvoir évaluer leurs performances. <text:span text:style-name="T1">Elle utilise le framework JPPF (</text:span><text:a xlink:type="simple" xlink:href="http://www.jppf.org/"><text:span text:style-name="T1">site</text:span></text:a><text:span text:style-name="T1">), dont les modules utilisés sont téléchargeables </text:span><text:a xlink:type="simple" xlink:href="http://www.jppf.org/downloads.php"><text:span text:style-name="T1">à cette adresse</text:span></text:a><text:span text:style-name="T1">. Il est à souligner que notre application a été testée avec les versions 4.2.3, 4.2.4 et 4.2.5 de JPPF et que, si beaucoup d'entre elles devraient être compatibles, nous ne pouvons garantir le bon fonctionnement de notre logiciel avec les autres versions.</text:span></text:p>
      <text:p text:style-name="P3"><text:span text:style-name="T1"><text:tab/>Nous allons voir dans ce manuel toute la procédure à mettre en place pour configurer complêtement l'application.</text:span></text:p>
      <text:p text:style-name="P2"/>
      <text:p text:style-name="P3"><text:tab/>Pour effectuer <text:span text:style-name="T3">l</text:span>es tests de performances, l'application doit se connecter à des injecteurs (les noeuds) qui vont envoyer les requêtes au serveur cible. <text:span text:style-name="T1">L'application proposée a été pensée pour utiliser des Raspberry-Pi, mais d'autres types de machines sont utilisables. Ces injecteurs doivent posséder Java 8.</text:span></text:p>
      <text:p text:style-name="P3"><text:span text:style-name="T1"><text:tab/>Sur ceux-ci, nous allons déployer le module "node" de JPPF. Pour ce faire, il suffit d'extraire le contenu de l'archive "JPPF-xxx-node" (où xxx correspond au numéro de version) sur chaque noeud et de lancer le script "startNode.sh" (ou .bat si l'injecteur tourne sous un OS Windows). Si les noeuds et le driver (voir paragraphe suivant) sont sur le même LAN, ils vont pouvoir se connecter automatiquement.</text:span></text:p>
      <text:p text:style-name="P2"/>
      <text:p text:style-name="P1"><text:tab/><text:span text:style-name="T3">Pour paramêtrer, exécuter et consulter les tests de performances, il faut lancer l'application Pi-Injector. La machine qui lance l'application doit également être configurée pour Java 8.</text:span></text:p>
      <text:p text:style-name="P4"><text:tab/><text:span text:style-name="T3">Il faut tout d'abord déployer le module "driver" de JPPF. Après avoir extrait le contenu de l'archive "JPPF-xxx-driver" (où xxx correspond au numéro de version) sur la machine qui accueillera l'application Pi-Injector. Rendez-vous ensuite dans le dossier config pour y modifier le fichier "jppf-driver,properties". Ici, il faut remplacer deux paramètres. Le premier est "jppf.load.balancing.algorithm" dont vous devez changer la valeur de "proportionnal" à "manual". La deuxième valeur à changer et celle du paramètre "jppf.load.balancing.profile" qui n'utilisera plus "proportional_profile" mais "manual_profile". Quand ces modifications ont été faites, vous pouvez lancer le driver avec le script "startDriver" (.sh ou .bat en fonction du système d'exploitation).</text:span></text:p>
      <text:p text:style-name="P4"><text:tab/><text:span text:style-name="T4">La dernière étape consiste à lancer l'application Pi-Injector elle-même. Dans le dossier "Pi-Injector", exécutez le script "Launcher". Par défaut, l'adresse d'accès à l'interface graphique est "localhost:8080"</text:span><text:span text:style-name="T8">. </text:span><text:span text:style-name="T9">Le script doit tourner pendant toute la durée d'exécution des tests.</text:span></text:p>
      <text:p text:style-name="P4"><text:span text:style-name="T9"/></text:p>
      <text:p text:style-name="P4"><text:tab/><text:span text:style-name="T7">Félicitation, vous pouvez à présent utiliser l'application Pi-Injector ! Pour vous assurer de ne rien manquer des possibilités offertes, la partie suivante de ce manuel va vous expliquer pas à pas comment utiliser l'interface graphique.</text:span></text:p>
      <text:h text:style-name="P7" text:outline-level="1">Utilisation</text:h>
      <text:p text:style-name="P1"/>
      <text:p text:style-name="P1"><text:tab/><text:span text:style-name="T10">Une fois les différents composants de l'application configurés et lancés, rendez-vous sur "localhost:8080". Vous êtes accueilli par la page de création de test de charg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52M8S</meta:editing-duration>
    <meta:editing-cycles>8</meta:editing-cycles>
    <meta:generator>LibreOffice/4.2.6.3$Windows_x86 LibreOffice_project/3fd416d4c6db7d3204c17ce57a1d70f6e531ee21</meta:generator>
    <dc:date>2015-01-24T17:07:50.048000000</dc:date>
    <meta:document-statistic meta:table-count="0" meta:image-count="0" meta:object-count="0" meta:page-count="2" meta:paragraph-count="13" meta:word-count="435" meta:character-count="3022" meta:non-whitespace-character-count="2591"/>
    <meta:user-defined meta:name="Info 1"/>
    <meta:user-defined meta:name="Info 2"/>
    <meta:user-defined meta:name="Info 3"/>
    <meta:user-defined meta:name="Info 4"/>
  </office:meta>
</office:document-meta>
</file>